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ing_20_1">
      <style:text-properties officeooo:rsid="0011158a" officeooo:paragraph-rsid="0011158a"/>
    </style:style>
    <style:style style:name="P2" style:family="paragraph" style:parent-style-name="Heading_20_1">
      <style:text-properties officeooo:rsid="0013cb6e" officeooo:paragraph-rsid="0013cb6e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Standard">
      <style:text-properties officeooo:rsid="0011158a" officeooo:paragraph-rsid="0011158a"/>
    </style:style>
    <style:style style:name="P6" style:family="paragraph" style:parent-style-name="Standard" style:list-style-name="L1">
      <style:text-properties officeooo:rsid="0011158a" officeooo:paragraph-rsid="0011158a"/>
    </style:style>
    <style:style style:name="P7" style:family="paragraph" style:parent-style-name="Standard" style:list-style-name="L3">
      <style:text-properties officeooo:rsid="0011158a" officeooo:paragraph-rsid="0011158a"/>
    </style:style>
    <style:style style:name="P8" style:family="paragraph" style:parent-style-name="Standard" style:list-style-name="L3">
      <style:text-properties officeooo:rsid="0011158a" officeooo:paragraph-rsid="001314a0"/>
    </style:style>
    <style:style style:name="P9" style:family="paragraph" style:parent-style-name="Standard">
      <style:text-properties officeooo:rsid="0011158a" officeooo:paragraph-rsid="001314a0"/>
    </style:style>
    <style:style style:name="P10" style:family="paragraph" style:parent-style-name="Standard" style:list-style-name="L1">
      <style:text-properties officeooo:paragraph-rsid="0011158a"/>
    </style:style>
    <style:style style:name="P11" style:family="paragraph" style:parent-style-name="Standard">
      <style:text-properties fo:letter-spacing="normal" officeooo:rsid="0011158a" officeooo:paragraph-rsid="0011158a"/>
    </style:style>
    <style:style style:name="P12" style:family="paragraph" style:parent-style-name="Standard">
      <style:text-properties officeooo:rsid="0013cb6e" officeooo:paragraph-rsid="0013cb6e"/>
    </style:style>
    <style:style style:name="T1" style:family="text">
      <style:text-properties fo:language="en" fo:country="US"/>
    </style:style>
    <style:style style:name="T2" style:family="text">
      <style:text-properties officeooo:rsid="0011158a"/>
    </style:style>
    <style:style style:name="T3" style:family="text">
      <style:text-properties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Введение</text:h>
      <text:p text:style-name="Standard">Различные элементы моделирования применялись человечеством с появлением точных наук. Бурное развитие методологии мат. Моделирование пришлось на конец 40-50 годов 20 века. Это связано с появлением компьютеров и военной конкуренцией.</text:p>
      <text:h text:style-name="Heading_20_1" text:outline-level="1">Понятие “моделирование” и “модель”</text:h>
      <text:p text:style-name="Standard">Модель (от лат. <text:s/>мера, мерило, образец, норма) – Образец, служащий эталоном или стандартом для серийного или массового воспроизведения, а также тип, марка какого-либо изделия и конструкция.</text:p>
      <text:p text:style-name="Standard">Модель – изделие с которого снимается форма для воспроизведения в другом материале.</text:p>
      <text:p text:style-name="Standard">Модель – устройство, которое воспроизводится или имитирует (обычно в уменьшенном масштабе) </text:p>
      <text:p text:style-name="Standard">Цели построения модели – Реальный объект сложен для анализа и менее информативен. Среди целей моделирования выделяются основные<text:span text:style-name="T1">:</text:span></text:p>
      <text:list xml:id="list1302730571" text:style-name="WWNum1">
        <text:list-item>
          <text:p text:style-name="P3">Понять, как устроен конкретный объект, какова его структура, внутренние связи, основные свойства</text:p>
        </text:list-item>
        <text:list-item>
          <text:p text:style-name="P3">Научиться управлять объектом или процессом, определить или установить наилучшие способы управления при заданных целях и критериях.</text:p>
        </text:list-item>
        <text:list-item>
          <text:p text:style-name="P3">Прогнозировать прямые и косвенные последствия от реализации заданных способов и форм воздействия на объект.</text:p>
        </text:list-item>
      </text:list>
      <text:p text:style-name="Standard">В широком смысле понятие модель определяют, как отражение наиболее существенных свойств объекта.</text:p>
      <text:p text:style-name="Standard">Свойства модели – к основным требованиям, предъявляемые к моделям:</text:p>
      <text:list xml:id="list923709426" text:style-name="WWNum2">
        <text:list-item>
          <text:p text:style-name="P4">Адекватность – модель адекватна, если она отражает заданные св-ва с приемлемой точностью. </text:p>
        </text:list-item>
        <text:list-item>
          <text:p text:style-name="P4">Универсальность </text:p>
        </text:list-item>
        <text:list-item>
          <text:p text:style-name="P4">Экономичность – модель характеризуется затратами различного рода ресурсов для ее реализации.</text:p>
        </text:list-item>
      </text:list>
      <text:p text:style-name="Standard">Точность определяется как степень совпадения значений выходных параметров моделей и объекта.</text:p>
      <text:p text:style-name="Standard">Точность модели различна в разных условиях функционирования объекта. Эти условия характеризуются внешними параметрами. Универсальность определяется в основном числом и составом, учитываемых в модели внешних и выходных параметров.</text:p>
      <text:p text:style-name="Standard"/>
      <text:p text:style-name="Standard"/>
      <text:p text:style-name="Standard"/>
      <text:p text:style-name="Standard"/>
      <text:h text:style-name="P1" text:outline-level="1"><text:soft-page-break/>Формы распространения моделей </text:h>
      <text:p text:style-name="P5"/>
      <text:list xml:id="list1058221957" text:style-name="L1">
        <text:list-item>
          <text:p text:style-name="P10"><text:span text:style-name="T2">Аналитическая - запись модели в виде результата решения исходных уравнений модели</text:span></text:p>
        </text:list-item>
        <text:list-item>
          <text:p text:style-name="P10"><text:span text:style-name="T2">Алгоритмическая - в виде/форме алгоритма </text:span></text:p>
        </text:list-item>
        <text:list-item>
          <text:p text:style-name="P6">Инвариантная </text:p>
        </text:list-item>
        <text:list-item>
          <text:p text:style-name="P6">Схемная (графическая) - представляется на некотором языке, например с помощью <text:s/>диаграмм, схем</text:p>
        </text:list-item>
        <text:list-item>
          <text:p text:style-name="P6">Физическая - уменьшенная копия реального изделия</text:p>
        </text:list-item>
        <text:list-item>
          <text:p text:style-name="P6">Аналоговая - основана на подобии явлений, имеющих разную физ. природу, но описываются одинаковыми мат. Уравнениями</text:p>
        </text:list-item>
      </text:list>
      <text:p text:style-name="P5">При моделировании чаще всего используют модели 3 типов:</text:p>
      <text:list xml:id="list2885990317" text:style-name="L3">
        <text:list-item>
          <text:p text:style-name="P7">Описывающие модели - описывают поведение объектов или результат наблюдений за явлением</text:p>
        </text:list-item>
        <text:list-item>
          <text:p text:style-name="P7">Объясняющие модели - объясняют причину такого явления и получение таких результатов</text:p>
        </text:list-item>
        <text:list-item>
          <text:p text:style-name="P8">Предсказывающие модели - позволяют предсказать поведение модели и результаты в <text:span text:style-name="T3">будущем</text:span></text:p>
        </text:list-item>
      </text:list>
      <text:p text:style-name="P9"><text:span text:style-name="T3">Моделирование является одним из методов познания, изучением которого занимается методология.</text:span></text:p>
      <text:p text:style-name="P11">Моделирование относится к общенаучным методам.</text:p>
      <text:p text:style-name="P11">Моделирование применяется на эмпирическом и теоретическом уровне.</text:p>
      <text:p text:style-name="P11">Понятие моделирование трактуется следующим образом - это практическое или теоретическое исследование объекта, при котором изучается не сам интересующий объект, а некоторая вспомогательная искусственная или естественная модель.</text:p>
      <text:p text:style-name="P11">Модель должна находится в некотором объективном соответствии с рассматриваемым объектов. Модель должна иметь способность замещать объект в определённых отношениях. Модель должна давать возможность получать исчерпывающую информации об объекте.</text:p>
      <text:p text:style-name="P11">Моделирование не является расширением эксперимента, его следует рассматривать отдельно</text:p>
      <text:h text:style-name="P2" text:outline-level="1">Классификация моделирования</text:h>
      <text:p text:style-name="P12">Большое разнообразие типов моделирования и их постоянное изменение не позволяет в настоящее время создать полную, логически законченную классификацию.</text:p>
      <text:p text:style-name="P12">Моделирование условно можно разделить на материальное и идеальное. Материальным моделированием принято называть моделирование при котором реальному объекту противопоставляется увеличенная\уменьшенная копия объекта при помощи теории подобия.</text:p>
      <text:p text:style-name="P12"><text:soft-page-break/>При материальном моделировании исследование происходит в ином масштаб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adushek</meta:initial-creator>
    <meta:editing-cycles>7</meta:editing-cycles>
    <meta:creation-date>2021-09-27T07:32:00</meta:creation-date>
    <dc:date>2021-10-25T14:44:08.770841734</dc:date>
    <meta:editing-duration>PT2H30M25S</meta:editing-duration>
    <meta:generator>LibreOffice/7.2.1.2$Linux_X86_64 LibreOffice_project/2c9f9a7aa7c967a1b7ec3448959cff87b32f6580</meta:generator>
    <meta:document-statistic meta:table-count="0" meta:image-count="0" meta:object-count="0" meta:page-count="3" meta:paragraph-count="38" meta:word-count="465" meta:character-count="3767" meta:non-whitespace-character-count="3340"/>
    <meta:user-defined meta:name="AppVersion">16.0000</meta:user-defined>
    <meta:template xlink:type="simple" xlink:actuate="onRequest" xlink:title="Normal.dotm" xlink:href=""/>
  </office:meta>
</office:document-meta>
</file>